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2A6000000DF30B3817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9999ff" draw:textarea-horizontal-align="left" draw:textarea-vertical-align="top" draw:auto-grow-height="false" fo:padding-top="0.13cm" fo:padding-bottom="0.13cm" fo:padding-left="0.25cm" fo:padding-right="0.25cm" fo:wrap-option="wrap" draw:shadow="hidden" draw:shadow-color="#00007d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1-title">
      <style:graphic-properties draw:stroke="none" draw:fill="none" draw:fill-color="#9999ff" draw:textarea-horizontal-align="justify" draw:textarea-vertical-align="middle" draw:auto-grow-height="true" draw:auto-grow-width="false" fo:min-height="5.879cm" fo:min-width="0cm" fo:padding-top="0.13cm" fo:padding-bottom="0.13cm" fo:padding-left="0.25cm" fo:padding-right="0.25cm" fo:wrap-option="wrap" draw:shadow="hidden" draw:shadow-color="#00007d"/>
    </style:style>
    <style:style style:name="pr2" style:family="presentation" style:parent-style-name="Title1-notes">
      <style:graphic-properties draw:fill-color="#ffffff" fo:min-height="11.43cm"/>
    </style:style>
    <style:style style:name="pr3" style:family="presentation" style:parent-style-name="Default-title">
      <style:graphic-properties fo:min-height="3.561cm"/>
    </style:style>
    <style:style style:name="pr4" style:family="presentation" style:parent-style-name="Default-outline1">
      <style:graphic-properties fo:min-height="12.323cm"/>
    </style:style>
    <style:style style:name="pr5" style:family="presentation" style:parent-style-name="Default-notes">
      <style:graphic-properties draw:fill-color="#ffffff" fo:min-height="11.179cm"/>
    </style:style>
    <style:style style:name="pr6" style:family="presentation" style:parent-style-name="Default-outline1">
      <style:graphic-properties fo:min-height="10.545cm"/>
    </style:style>
    <style:style style:name="pr7" style:family="presentation" style:parent-style-name="Default-title">
      <style:graphic-properties fo:min-height="6.7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color="#ffffff" fo:font-family="Verdana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  <style:style style:name="T4" style:family="text">
      <style:text-properties fo:color="#000000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000000" fo:font-size="75%"/>
      </text:list-level-style-bullet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IntelliGrape Softwar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16.722cm" svg:height="6.139cm" svg:x="8.255cm" svg:y="5.08cm" presentation:class="title" presentation:user-transformed="true">
          <draw:text-box>
            <text:p text:style-name="P1"><text:span text:style-name="T1">Services</text:span></text:p>
          </draw:text-box>
        </draw:frame>
        <draw:custom-shape draw:style-name="gr1" draw:text-style-name="P2" draw:layer="layout" svg:width="16.722cm" svg:height="4.868cm" svg:x="8.678cm" svg:y="12.2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Agenda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What are Services?</text:p>
              </text:list-item>
              <text:list-item>
                <text:p>Where Services fit in MVC?</text:p>
              </text:list-item>
              <text:list-item>
                <text:p>Role of Service Layer</text:p>
              </text:list-item>
              <text:list-item>
                <text:p>How to use Services?</text:p>
              </text:list-item>
              <text:list-item>
                <text:p>What happens behind the scenes?</text:p>
              </text:list-item>
              <text:list-item>
                <text:p>Transactional Behaviour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Services</text:p>
          </draw:text-box>
        </draw:frame>
        <draw:frame presentation:style-name="pr6" draw:layer="layout" svg:width="22.86cm" svg:height="10.795cm" svg:x="1.27cm" svg:y="5.502cm" presentation:class="outline">
          <draw:text-box>
            <text:list text:style-name="L2">
              <text:list-item>
                <text:p>A service is a class that holds one or more methods that implement business logic.</text:p>
              </text:list-item>
              <text:list-item>
                <text:p>Logically connected parts of a business logic are contained in one service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3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Services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Services are demarcated by transactions to make units of work atomic on the persistence level(like Databases).</text:p>
              </text:list-item>
              <text:list-item>
                <text:p>Services don't have to extend any base class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Where Service fits in MVC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 xml:id="id1" text:id="id1">View = GSPs</text:p>
              </text:list-item>
              <text:list-item>
                <text:p xml:id="id2" text:id="id2">Controllers = Grails Controllers</text:p>
              </text:list-item>
              <text:list-item>
                <text:p xml:id="id3" text:id="id3">Model = Domain Only?</text:p>
              </text:list-item>
              <text:list-item>
                <text:p xml:id="id4" text:id="id4">Model = Domain + Service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02s" smil:fill="hold" smil:targetElement="id1" anim:sub-item="text" smil:attributeName="visibility" smil:to="visible"/>
                  <anim:animate smil:dur="1s" smil:fill="hold" smil:targetElement="id1" anim:sub-item="text" smil:attributeName="x" smil:values="x;x" smil:keyTimes="0;1"/>
                  <anim:animate smil:dur="1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02s" smil:fill="hold" smil:targetElement="id2" anim:sub-item="text" smil:attributeName="visibility" smil:to="visible"/>
                  <anim:animate smil:dur="1s" smil:fill="hold" smil:targetElement="id2" anim:sub-item="text" smil:attributeName="x" smil:values="x;x" smil:keyTimes="0;1"/>
                  <anim:animate smil:dur="1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02s" smil:fill="hold" smil:targetElement="id3" anim:sub-item="text" smil:attributeName="visibility" smil:to="visible"/>
                  <anim:animate smil:dur="1s" smil:fill="hold" smil:targetElement="id3" anim:sub-item="text" smil:attributeName="x" smil:values="x;x" smil:keyTimes="0;1"/>
                  <anim:animate smil:dur="1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02s" smil:fill="hold" smil:targetElement="id4" anim:sub-item="text" smil:attributeName="visibility" smil:to="visible"/>
                  <anim:animate smil:dur="1s" smil:fill="hold" smil:targetElement="id4" anim:sub-item="text" smil:attributeName="x" smil:values="x;x" smil:keyTimes="0;1"/>
                  <anim:animate smil:dur="1s" smil:fill="hold" smil:targetElement="id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Role of Service Layer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Ideally, all the business logic should be written in this layer.</text:p>
              </text:list-item>
              <text:list-item>
                <text:p>Logic that requires transactional behavior</text:p>
              </text:list-item>
              <text:list-item>
                <text:p>Use cases which operate on multiple domain classes</text:p>
              </text:list-item>
              <text:list-item>
                <text:p>Certain use cases are best encapsulated outside a domain clas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How to create Services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<text:s/><text:span text:style-name="T2">grails create-service simple</text:span></text:p>
                <text:p>It will create a service at the location grails-app/services/SimpleService.groovy.</text:p>
              </text:list-item>
              <text:list-item>
                <text:p>A service's name ends with the convention Service</text:p>
                <text:p><text:span text:style-name="T2">class SimpleService {</text:span><text:span text:style-name="T2"><text:tab/></text:span></text:p>
                <text:p><text:span text:style-name="T2">}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Using Services in Controllers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Grails services can be injected by name into a controller. </text:p>
                <text:p/>
                <text:p>class SimpleController {</text:p>
                <text:p><text:s text:c="4"/>def simpleService</text:p>
                <text:p><text:s text:c="4"/>...</text:p>
                <text:p>}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 presentation:user-transformed="true">
          <draw:text-box>
            <text:p>Using a Service in another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Services can be injected into another service.</text:p>
                <text:p/>
                <text:p>class AnotherService {</text:p>
                <text:p>def simpleService</text:p>
                <text:p>}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 presentation:user-transformed="true">
          <draw:text-box>
            <text:p>Using Services in Domain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Services can be even inject into domain classes.</text:p>
                <text:p/>
                <text:p>class Book {<text:tab/></text:p>
                <text:p>…</text:p>
                <text:p>def bookService</text:p>
                <text:p/>
                <text:p><text:s text:c="3"/>def buyBook() {</text:p>
                <text:p><text:s text:c="7"/>bookService.buyBook(this)</text:p>
                <text:p><text:s text:c="3"/>}</text:p>
                <text:p>}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Dependency Injection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Spring has a concept called autowiring</text:p>
              </text:list-item>
              <text:list-item>
                <text:p>Dependencies are injected based on name or type</text:p>
              </text:list-item>
              <text:list-item>
                <text:p>By default grails supports autowiring by name</text:p>
              </text:list-item>
              <text:list-item>
                <text:p>Any spring bean in a grails application can be accessed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Singleton Classes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Only one instance of a service class exists</text:p>
              </text:list-item>
              <text:list-item>
                <text:p>This can be overridden</text:p>
              </text:list-item>
              <text:list-item>
                <text:p>This means no Instance variable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Transactions</text:p>
          </draw:text-box>
        </draw:frame>
        <draw:frame presentation:style-name="pr4" draw:layer="layout" svg:width="22.86cm" svg:height="12.573cm" svg:x="1.1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xml:id="id5" text:id="id5">Atomicity</text:p>
              </text:list-item>
              <text:list-item>
                <text:p xml:id="id6" text:id="id6">Consistency</text:p>
              </text:list-item>
              <text:list-item>
                <text:p xml:id="id7" text:id="id7">Isolation</text:p>
              </text:list-item>
              <text:list-item>
                <text:p xml:id="id8" text:id="id8">Durability</text:p>
              </text:list-item>
              <text:list-item>
                <text:p xml:id="id9" text:id="id9">If an exception occurs, the events that occurred before should be rolled bac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5" anim:sub-item="text" smil:attributeName="visibility" smil:to="visible"/>
                  <anim:animate smil:dur="1s" smil:fill="hold" smil:targetElement="id5" anim:sub-item="text" smil:attributeName="x" smil:values="x;x" smil:keyTimes="0;1"/>
                  <anim:animate smil:dur="1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6" anim:sub-item="text" smil:attributeName="visibility" smil:to="visible"/>
                  <anim:animate smil:dur="1s" smil:fill="hold" smil:targetElement="id6" anim:sub-item="text" smil:attributeName="x" smil:values="x;x" smil:keyTimes="0;1"/>
                  <anim:animate smil:dur="1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7" anim:sub-item="text" smil:attributeName="visibility" smil:to="visible"/>
                  <anim:animate smil:dur="1s" smil:fill="hold" smil:targetElement="id7" anim:sub-item="text" smil:attributeName="x" smil:values="x;x" smil:keyTimes="0;1"/>
                  <anim:animate smil:dur="1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8" anim:sub-item="text" smil:attributeName="visibility" smil:to="visible"/>
                  <anim:animate smil:dur="1s" smil:fill="hold" smil:targetElement="id8" anim:sub-item="text" smil:attributeName="x" smil:values="x;x" smil:keyTimes="0;1"/>
                  <anim:animate smil:dur="1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9" anim:sub-item="text" smil:attributeName="visibility" smil:to="visible"/>
                  <anim:animate smil:dur="1s" smil:fill="hold" smil:targetElement="id9" anim:sub-item="text" smil:attributeName="x" smil:values="x;x" smil:keyTimes="0;1"/>
                  <anim:animate smil:dur="1s" smil:fill="hold" smil:targetElement="id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Declarative Transactions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All services have transaction demarcation enabled by default </text:p>
                <text:p>class SimpleService {</text:p>
                <text:p><text:s text:c="4"/>static transactional = true</text:p>
                <text:p>}</text:p>
              </text:list-item>
              <text:list-item>
                <text:p>To disable it, simply set the transactional property to false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Declarative Transactions...</text:p>
          </draw:text-box>
        </draw:frame>
        <draw:frame presentation:style-name="pr4" draw:layer="layout" svg:width="22.86cm" svg:height="12.573cm" svg:x="1.27cm" svg:y="5.502cm" presentation:class="outline" presentation:user-transformed="true">
          <draw:text-box>
            <text:list text:style-name="L2">
              <text:list-item>
                <text:p>Once the declaration is done, Spring works behind the scenes to configure the runtime</text:p>
              </text:list-item>
              <text:list-item>
                <text:p>Concentrate on the business logic</text:p>
              </text:list-item>
              <text:list-item>
                <text:p>For fine grained control, set it to false and use alternatives..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5cm" svg:y="1.679cm" presentation:class="title" presentation:user-transformed="true">
          <draw:text-box>
            <text:p>Conditions for Transactional Behaviour</text:p>
          </draw:text-box>
        </draw:frame>
        <draw:frame presentation:style-name="pr4" draw:layer="layout" svg:width="22.86cm" svg:height="12.573cm" svg:x="1.5cm" svg:y="6.477cm" presentation:class="outline" presentation:user-transformed="true">
          <draw:text-box>
            <text:list text:style-name="L2">
              <text:list-item>
                <text:p>Rollback on RuntimeException <text:span text:style-name="T3">ONLY</text:span></text:p>
              </text:list-item>
              <text:list-item>
                <text:p><text:span text:style-name="T4">Use SQL dialects that support Transactions</text:span></text:p>
              </text:list-item>
              <text:list-item>
                <text:p><text:span text:style-name="T4">For eg, with Mysql, use InnoDBDialect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2.86cm" svg:height="3.821cm" svg:x="1.27cm" svg:y="1.265cm" presentation:class="title">
          <draw:text-box>
            <text:p>Alternatives for Transactions</text:p>
          </draw:text-box>
        </draw:frame>
        <draw:frame presentation:style-name="pr4" draw:layer="layout" svg:width="22.86cm" svg:height="12.573cm" svg:x="1.27cm" svg:y="5.502cm" presentation:class="outline">
          <draw:text-box>
            <text:list text:style-name="L2">
              <text:list-item>
                <text:p>withTransaction closure</text:p>
              </text:list-item>
              <text:list-item>
                <text:p>Using transaction annotation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7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cm" svg:height="7cm" svg:x="0.4cm" svg:y="5cm" presentation:class="title" presentation:user-transformed="true">
          <draw:text-box>
            <text:p text:style-name="P3">Resources<text:line-break/><text:line-break/><text:span text:style-name="T5">git@intelligrape-git.com:vivek-krishna/Grails-Services-Sample.git </text:span></text:p>
          </draw:text-box>
        </draw:frame>
        <draw:frame draw:style-name="gr3" draw:text-style-name="P4" draw:layer="layout" svg:width="24cm" svg:height="1.098cm" svg:x="1cm" svg:y="11.5cm">
          <draw:text-box>
            <text:p><text:span text:style-name="T6">http://www.grails.org/doc/latest/guide/8.%20The%20Service%20Layer.html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8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2.86cm" svg:height="3.821cm" svg:x="1.64cm" svg:y="7.5cm" presentation:class="title" presentation:user-transformed="true">
          <draw:text-box>
            <text:p text:style-name="P3">Questions ?</text:p>
          </draw:text-box>
        </draw:frame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ffffff" draw:end-color="#cccce6" draw:start-intensity="100%" draw:end-intensity="100%" draw:angle="2700" draw:border="0%"/>
    <draw:gradient draw:name="Gradient_20_8" draw:display-name="Gradient 8" draw:style="linear" draw:start-color="#ffffff" draw:end-color="#00007d" draw:start-intensity="100%" draw:end-intensity="100%" draw:angle="270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00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list-level-properties/>
            <style:text-properties fo:font-family="Wingdings" style:font-pitch="variable" style:font-charset="x-symbol" fo:color="#000000" fo:font-size="75%"/>
          </text:list-level-style-bullet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4pt" fo:font-style="normal" fo:text-shadow="none" style:text-underline-style="none" fo:font-weight="normal" style:font-family-asian="'DejaVu Sans'" style:font-family-generic-asian="system" style:font-pitch-asian="variable" style:font-size-asian="34pt" style:font-style-asian="normal" style:font-weight-asian="normal" style:font-family-complex="'DejaVu Sans'" style:font-family-generic-complex="system" style:font-pitch-complex="variable" style:font-size-complex="3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00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">
            <style:list-level-properties/>
            <style:text-properties fo:font-family="Wingdings" style:font-pitch="variable" style:font-charset="x-symbol" fo:color="#000000" fo:font-size="75%"/>
          </text:list-level-style-bullet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4pt" fo:font-style="normal" fo:text-shadow="none" style:text-underline-style="none" fo:font-weight="normal" style:letter-kerning="true" style:font-family-asian="'DejaVu Sans'" style:font-family-generic-asian="system" style:font-pitch-asian="variable" style:font-size-asian="34pt" style:font-style-asian="normal" style:font-weight-asian="normal" style:font-family-complex="'DejaVu Sans'" style:font-family-generic-complex="system" style:font-pitch-complex="variable" style:font-size-complex="34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cccce6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 draw:shadow-color="#00007d"/>
    </style:style>
    <style:style style:name="Mgr4" style:family="graphic" style:parent-style-name="standard">
      <style:graphic-properties draw:stroke="none" draw:fill="gradient" draw:fill-color="#00007d" draw:fill-gradient-name="Gradient_20_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cccce6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solid" draw:fill-color="#9999cc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7" style:family="graphic" style:parent-style-name="standard">
      <style:graphic-properties draw:stroke="none" draw:fill="solid" draw:fill-color="#00007d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draw:fill="solid" draw:fill-color="#000080" draw:textarea-horizontal-align="center" draw:textarea-vertical-align="top" draw:auto-grow-height="false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9999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00007d"/>
    </style:style>
    <style:style style:name="Mpr2" style:family="presentation" style:parent-style-name="Default-backgroundobjects" style:list-style-name="ML2">
      <style:graphic-properties draw:stroke="none" draw:fill="none" draw:fill-color="#9999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00007d"/>
    </style:style>
    <style:style style:name="Mpr3" style:family="presentation" style:parent-style-name="Default-backgroundobjects">
      <style:graphic-properties draw:stroke="none" draw:fill="none" draw:fill-color="#9999ff" draw:textarea-horizontal-align="justify" draw:textarea-vertical-align="bottom" draw:auto-grow-height="false" draw:auto-grow-width="false" fo:min-height="1.325cm" fo:min-width="0cm" fo:padding-top="0.13cm" fo:padding-bottom="0.13cm" fo:padding-left="0.25cm" fo:padding-right="0.25cm" fo:wrap-option="wrap" draw:shadow="hidden" draw:shadow-color="#00007d"/>
    </style:style>
    <style:style style:name="Mpr4" style:family="presentation" style:parent-style-name="Title1-backgroundobjects">
      <style:graphic-properties draw:stroke="none" draw:fill="none" draw:fill-color="#9999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00007d"/>
    </style:style>
    <style:style style:name="Mpr5" style:family="presentation" style:parent-style-name="Title1-backgroundobjects" style:list-style-name="ML2">
      <style:graphic-properties draw:stroke="none" draw:fill="none" draw:fill-color="#9999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00007d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 style:writing-mode="lr-tb"/>
    </style:style>
    <style:style style:name="MP4" style:family="paragraph">
      <style:paragraph-properties fo:margin-left="0cm" fo:margin-right="0cm" fo:line-height="100%" fo:text-align="end" fo:text-indent="0cm" style:writing-mode="lr-tb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style:writing-mode="tb-rl"/>
    </style:style>
    <style:style style:name="MP8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style:style style:name="MT3" style:family="text">
      <style:text-properties fo:font-family="'Arial Black'" style:font-family-generic="swiss" style:font-pitch="variable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3" draw:layer="backgroundobjects" svg:width="8.044cm" svg:height="1.271cm" svg:x="8.678cm" svg:y="17.356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4" draw:layer="backgroundobjects" svg:width="5.927cm" svg:height="1.271cm" svg:x="18.202cm" svg:y="17.356cm" presentation:class="page-number">
        <draw:text-box>
          <text:p text:style-name="MP4"><text:span text:style-name="MT3"><text:page-number>&lt;number&gt;</text:page-number></text:span></text:p>
        </draw:text-box>
      </draw:frame>
      <draw:g>
        <draw:custom-shape draw:style-name="Mgr3" draw:text-style-name="MP5" draw:layer="backgroundobjects" svg:width="0.588cm" svg:height="1.482cm" svg:x="0cm" svg:y="0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backgroundobjects" svg:width="17.987cm" svg:height="0.763cm" svg:x="0.85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5" draw:layer="backgroundobjects" svg:width="0.284cm" svg:height="0.392cm" svg:x="0.844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5" draw:layer="backgroundobjects" svg:width="0.287cm" svg:height="0.384cm" svg:x="1.128cm" svg:y="0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5" draw:layer="backgroundobjects" svg:width="0.287cm" svg:height="0.392cm" svg:x="1.128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5" draw:layer="backgroundobjects" svg:width="0.281cm" svg:height="0.384cm" svg:x="0.565cm" svg:y="0.763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5" draw:layer="backgroundobjects" svg:width="0.29cm" svg:height="0.384cm" svg:x="0.271cm" svg:y="0.379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5" draw:layer="backgroundobjects" svg:width="0.284cm" svg:height="0.384cm" svg:x="0.844cm" svg:y="0.754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5" draw:layer="backgroundobjects" svg:width="0.281cm" svg:height="0.379cm" svg:x="0.565cm" svg:y="1.138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2.86cm" svg:height="3.811cm" svg:x="1.27cm" svg:y="1.27cm" presentation:class="title" presentation:placeholder="true">
        <draw:text-box/>
      </draw:frame>
      <draw:frame presentation:style-name="Default-outline1" draw:layer="backgroundobjects" svg:width="22.86cm" svg:height="12.573cm" svg:x="1.27cm" svg:y="5.502cm" presentation:class="outline" presentation:placeholder="true">
        <draw:text-box/>
      </draw:frame>
      <draw:frame presentation:style-name="Mpr3" draw:text-style-name="MP6" draw:layer="backgroundobjects" svg:width="5.927cm" svg:height="1.324cm" svg:x="1.269cm" svg:y="17.346cm" presentation:class="date-time">
        <draw:text-box>
          <text:p text:style-name="MP6"><text:span text:style-name="MT2"><presentation:date-time/></text:span></text:p>
        </draw:text-box>
      </draw:frame>
      <draw:custom-shape draw:name="Rectangle 8" draw:style-name="Mgr8" draw:text-style-name="MP7" draw:layer="backgroundobjects" svg:width="19.05cm" svg:height="0.207cm" draw:transform="rotate (-1.5707963267949) translate (0.206cm 0cm)">
        <text:p/>
        <draw:enhanced-geometry draw:text-rotate-angle="-180" svg:viewBox="0 0 21600 21600" draw:type="rectangle" draw:enhanced-path="M 0 0 L 21600 0 21600 21600 0 21600 0 0 Z N"/>
      </draw:custom-shape>
      <draw:frame draw:style-name="Mgr9" draw:text-style-name="MP8" draw:layer="backgroundobjects" svg:width="5.08cm" svg:height="1.473cm" svg:x="19.05cm" svg:y="0.22cm">
        <draw:image xlink:href="Pictures/10000000000002A6000000DF30B3817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custom-shape draw:style-name="Mgr3" draw:text-style-name="MP5" draw:layer="backgroundobjects" svg:width="9.737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5" draw:layer="backgroundobjects" svg:width="20.633cm" svg:height="7.038cm" svg:x="4.767cm" svg:y="4.696cm">
          <text:p/>
          <draw:enhanced-geometry svg:viewBox="0 0 21600 21600" draw:type="rectangle" draw:enhanced-path="M 0 0 L 21600 0 21600 21600 0 21600 0 0 Z N"/>
        </draw:custom-shape>
        <draw:g>
          <draw:custom-shape draw:style-name="Mgr6" draw:text-style-name="MP5" draw:layer="backgroundobjects" svg:width="1.601cm" svg:height="1.781cm" svg:x="1.592cm" svg:y="9.953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5" draw:layer="backgroundobjects" svg:width="1.596cm" svg:height="1.786cm" svg:x="4.767cm" svg:y="4.696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5" draw:layer="backgroundobjects" svg:width="1.627cm" svg:height="1.764cm" svg:x="6.337cm" svg:y="2.963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5" draw:layer="backgroundobjects" svg:width="1.622cm" svg:height="1.781cm" svg:x="3.171cm" svg:y="9.953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5" draw:layer="backgroundobjects" svg:width="1.627cm" svg:height="1.786cm" svg:x="6.337cm" svg:y="4.696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5" draw:layer="backgroundobjects" svg:width="1.622cm" svg:height="1.759cm" svg:x="3.171cm" svg:y="6.456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5" draw:layer="backgroundobjects" svg:width="1.618cm" svg:height="1.759cm" svg:x="0cm" svg:y="6.456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5" draw:layer="backgroundobjects" svg:width="1.596cm" svg:height="1.759cm" svg:x="4.767cm" svg:y="6.456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5" draw:layer="backgroundobjects" svg:width="1.601cm" svg:height="1.79cm" svg:x="1.592cm" svg:y="8.18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5" draw:layer="backgroundobjects" svg:width="1.622cm" svg:height="1.79cm" svg:x="3.171cm" svg:y="8.189cm">
            <text:p/>
            <draw:enhanced-geometry svg:viewBox="0 0 21600 21600" draw:type="rectangle" draw:enhanced-path="M 0 0 L 21600 0 21600 21600 0 21600 0 0 Z N"/>
          </draw:custom-shape>
        </draw:g>
      </draw:g>
      <draw:frame presentation:style-name="Mpr4" draw:text-style-name="MP6" draw:layer="backgroundobjects" svg:width="5.927cm" svg:height="1.271cm" svg:x="1.269cm" svg:y="17.35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3" draw:layer="backgroundobjects" svg:width="8.044cm" svg:height="1.271cm" svg:x="8.678cm" svg:y="17.356cm" presentation:class="footer">
        <draw:text-box>
          <text:p text:style-name="MP3"><text:span text:style-name="MT2"><presentation:footer/></text:span></text:p>
        </draw:text-box>
      </draw:frame>
      <draw:frame presentation:style-name="Mpr5" draw:text-style-name="MP4" draw:layer="backgroundobjects" svg:width="5.927cm" svg:height="1.271cm" svg:x="18.202cm" svg:y="17.356cm" presentation:class="page-number">
        <draw:text-box>
          <text:p text:style-name="MP4"><text:span text:style-name="MT3"><text:page-number>&lt;number&gt;</text:page-number></text:span></text:p>
        </draw:text-box>
      </draw:frame>
      <draw:frame presentation:style-name="Title1-title" draw:layer="backgroundobjects" svg:width="16.722cm" svg:height="6.139cm" svg:x="8.255cm" svg:y="5.08cm" presentation:class="title" presentation:placeholder="true">
        <draw:text-box/>
      </draw:frame>
      <draw:custom-shape draw:name="Rectangle 8" draw:style-name="Mgr8" draw:text-style-name="MP7" draw:layer="backgroundobjects" svg:width="19.05cm" svg:height="0.207cm" draw:transform="rotate (-1.5707963267949) translate (0.206cm 0cm)">
        <text:p/>
        <draw:enhanced-geometry draw:text-rotate-angle="-180" svg:viewBox="0 0 21600 21600" draw:type="rectangle" draw:enhanced-path="M 0 0 L 21600 0 21600 21600 0 21600 0 0 Z N"/>
      </draw:custom-shap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creation-date>2010-01-18T14:54:07</meta:creation-date>
    <meta:editing-cycles>75</meta:editing-cycles>
    <meta:editing-duration>PT14H04M16S</meta:editing-duration>
    <meta:generator>LibreOffice/3.4$Unix LibreOffice_project/340m1$Build-402</meta:generator>
    <dc:date>2011-07-26T09:20:43</dc:date>
    <dc:creator>Vivek Krishna</dc:creator>
    <meta:document-statistic meta:object-count="126"/>
    <meta:user-defined meta:name="Info 1"/>
    <meta:user-defined meta:name="Info 2"/>
    <meta:user-defined meta:name="Info 3"/>
    <meta:user-defined meta:name="Info 4"/>
  </office:meta>
</office:document-meta>
</file>